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6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7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8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9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0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1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fo:background-color="#fffff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line-height="100%" style:writing-mode="lr-tb"/>
    </style:style>
    <style:style style:name="P77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7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7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break-before="auto" fo:line-height="100%" style:writing-mode="lr-tb"/>
    </style:style>
    <style:style style:name="P10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8" style:family="table-row"/>
    <style:style style:name="Cell1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break-before="auto" fo:line-height="100%" style:writing-mode="lr-tb"/>
    </style:style>
    <style:style style:name="P12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7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22" style:family="table-row"/>
    <style:style style:name="Cell2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break-before="auto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26" style:family="table-row"/>
    <style:style style:name="Cell2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2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break-before="auto" fo:line-height="100%" style:writing-mode="lr-tb"/>
    </style:style>
    <style:style style:name="P16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6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9" style:family="table">
      <style:table-properties table:align="left" style:width="17.59cm" fo:margin-left="0cm"/>
    </style:style>
    <style:style style:name="Column9" style:family="table-column">
      <style:table-column-properties style:column-width="17.59cm"/>
    </style:style>
    <style:style style:name="Row30" style:family="table-row"/>
    <style:style style:name="Cell3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5.967cm" fo:margin-left="1.27cm"/>
    </style:style>
    <style:style style:name="Column10" style:family="table-column">
      <style:table-column-properties style:column-width="15.967cm"/>
    </style:style>
    <style:style style:name="Row32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3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break-before="auto" fo:line-height="100%" style:writing-mode="lr-tb"/>
    </style:style>
    <style:style style:name="P20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AP</text:span><text:span text:style-name="T3_2"><text:s/></text:span><text:span text:style-name="T3_3">Computer</text:span><text:span text:style-name="T3_4"><text:s/></text:span><text:span text:style-name="T3_5">Science</text:span><text:span text:style-name="T3_6"><text:s/></text:span><text:span text:style-name="T3_7">Prep</text:span><text:span text:style-name="T3_8"><text:s/>(</text:span><text:span text:style-name="T3_9">Java</text:span><text:span text:style-name="T3_10"><text:s/></text:span><text:span text:style-name="T3_11">Programming</text:span><text:span text:style-name="T3_12">)</text:span></text:p>
      <text:p text:style-name="P4"/>
      <text:p text:style-name="P5"><text:span text:style-name="T5_1">Quiz</text:span><text:span text:style-name="T5_2"><text:s/>2:<text:s/></text:span><text:span text:style-name="T5_3">Classes</text:span><text:span text:style-name="T5_4">,<text:s/></text:span><text:span text:style-name="T5_5">Objects</text:span><text:span text:style-name="T5_6"><text:s/></text:span><text:span text:style-name="T5_7">and</text:span><text:span text:style-name="T5_8"><text:s/></text:span><text:span text:style-name="T5_9">Method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This</text:span><text:span text:style-name="T7_2"><text:s/></text:span><text:span text:style-name="T7_3">quiz</text:span><text:span text:style-name="T7_4"><text:s/></text:span><text:span text:style-name="T7_5">is</text:span><text:span text:style-name="T7_6"><text:s/></text:span><text:span text:style-name="T7_7">graded</text:span><text:span text:style-name="T7_8">!</text:span></text:p>
            <text:list text:style-name="LS1" xml:id="list0">
              <text:list-item>
                <text:p text:style-name="P8"><text:span text:style-name="T8_1">Only</text:span><text:span text:style-name="T8_2"><text:s/>1<text:s/></text:span><text:span text:style-name="T8_3">answer</text:span><text:span text:style-name="T8_4"><text:s/></text:span><text:span text:style-name="T8_5">is</text:span><text:span text:style-name="T8_6"><text:s/></text:span><text:span text:style-name="T8_7">correct</text:span></text:p>
              </text:list-item>
              <text:list-item>
                <text:p text:style-name="P9"><text:span text:style-name="T9_1">1<text:s/></text:span><text:span text:style-name="T9_2">for</text:span><text:span text:style-name="T9_3"><text:s/></text:span><text:span text:style-name="T9_4">each</text:span><text:span text:style-name="T9_5"><text:s/></text:span><text:span text:style-name="T9_6">answer</text:span></text:p>
              </text:list-item>
              <text:list-item>
                <text:p text:style-name="P10"><text:span text:style-name="T10_1">No</text:span><text:span text:style-name="T10_2"><text:s/></text:span><text:span text:style-name="T10_3">negative</text:span><text:span text:style-name="T10_4"><text:s/></text:span><text:span text:style-name="T10_5">marks</text:span></text:p>
              </text:list-item>
            </text:list>
          </table:table-cell>
        </table:table-row>
      </table:table>
      <text:p text:style-name="P11"/>
      <text:p text:style-name="P12"/>
      <table:table table:style-name="Table2">
        <table:table-column table:style-name="Column2"/>
        <table:table-row table:style-name="Row2">
          <table:table-cell table:style-name="Cell2">
            <text:p text:style-name="P13"><text:span text:style-name="T13_1">Question</text:span><text:span text:style-name="T13_2"><text:s/>1</text:span></text:p>
          </table:table-cell>
        </table:table-row>
        <table:table-row table:style-name="Row3">
          <table:table-cell table:style-name="Cell3">
            <text:p text:style-name="P14"><text:span text:style-name="T14_1">Which</text:span><text:span text:style-name="T14_2"><text:s/></text:span><text:span text:style-name="T14_3">of</text:span><text:span text:style-name="T14_4"><text:s/></text:span><text:span text:style-name="T14_5">the</text:span><text:span text:style-name="T14_6"><text:s/></text:span><text:span text:style-name="T14_7">following</text:span><text:span text:style-name="T14_8"><text:s/></text:span><text:span text:style-name="T14_9">is</text:span><text:span text:style-name="T14_10"><text:s/></text:span><text:span text:style-name="T14_11">an</text:span><text:span text:style-name="T14_12"><text:s/></text:span><text:span text:style-name="T14_13">advantage</text:span><text:span text:style-name="T14_14"><text:s/></text:span><text:span text:style-name="T14_15">of</text:span><text:span text:style-name="T14_16"><text:s/></text:span><text:span text:style-name="T14_17">Java</text:span><text:span text:style-name="T14_18"><text:s/></text:span><text:span text:style-name="T14_19">over</text:span><text:span text:style-name="T14_20"><text:s/></text:span><text:span text:style-name="T14_21">C</text:span><text:span text:style-name="T14_22">/</text:span><text:span text:style-name="T14_23">C</text:span><text:span text:style-name="T14_24">++</text:span></text:p>
            <text:p text:style-name="P15"/>
            <text:list text:style-name="LS2" xml:id="list3">
              <text:list-item>
                <text:p text:style-name="P16"><text:span text:style-name="T16_1">Java</text:span><text:span text:style-name="T16_2"><text:s/></text:span><text:span text:style-name="T16_3">programs</text:span><text:span text:style-name="T16_4"><text:s/></text:span><text:span text:style-name="T16_5">are</text:span><text:span text:style-name="T16_6"><text:s/></text:span><text:span text:style-name="T16_7">faster</text:span><text:span text:style-name="T16_8"><text:s/></text:span><text:span text:style-name="T16_9">than</text:span><text:span text:style-name="T16_10"><text:s/></text:span><text:span text:style-name="T16_11">C</text:span><text:span text:style-name="T16_12">/</text:span><text:span text:style-name="T16_13">C</text:span><text:span text:style-name="T16_14">++<text:s/></text:span><text:span text:style-name="T16_15">programs</text:span></text:p>
              </text:list-item>
              <text:list-item>
                <text:p text:style-name="P17"><text:span text:style-name="T17_1">Java</text:span><text:span text:style-name="T17_2"><text:s/></text:span><text:span text:style-name="T17_3">programs</text:span><text:span text:style-name="T17_4"><text:s/></text:span><text:span text:style-name="T17_5">are</text:span><text:span text:style-name="T17_6"><text:s/></text:span><text:span text:style-name="T17_7">portable</text:span><text:span text:style-name="T17_8"><text:s/></text:span><text:span text:style-name="T17_9">than</text:span><text:span text:style-name="T17_10"><text:s/></text:span><text:span text:style-name="T17_11">C</text:span><text:span text:style-name="T17_12">/</text:span><text:span text:style-name="T17_13">C</text:span><text:span text:style-name="T17_14">++<text:s/></text:span><text:span text:style-name="T17_15">programs</text:span></text:p>
              </text:list-item>
              <text:list-item>
                <text:p text:style-name="P18"><text:span text:style-name="T18_1">Java</text:span><text:span text:style-name="T18_2"><text:s/></text:span><text:span text:style-name="T18_3">programs</text:span><text:span text:style-name="T18_4"><text:s/></text:span><text:span text:style-name="T18_5">use</text:span><text:span text:style-name="T18_6"><text:s/></text:span><text:span text:style-name="T18_7">less</text:span><text:span text:style-name="T18_8"><text:s/></text:span><text:span text:style-name="T18_9">memory</text:span><text:span text:style-name="T18_10"><text:s/></text:span><text:span text:style-name="T18_11">than</text:span><text:span text:style-name="T18_12"><text:s/></text:span><text:span text:style-name="T18_13">C</text:span><text:span text:style-name="T18_14">/</text:span><text:span text:style-name="T18_15">C</text:span><text:span text:style-name="T18_16">++<text:s/></text:span><text:span text:style-name="T18_17">programs</text:span></text:p>
              </text:list-item>
              <text:list-item>
                <text:p text:style-name="P19"><text:span text:style-name="T19_1">Java</text:span><text:span text:style-name="T19_2"><text:s/></text:span><text:span text:style-name="T19_3">programs</text:span><text:span text:style-name="T19_4"><text:s/></text:span><text:span text:style-name="T19_5">use</text:span><text:span text:style-name="T19_6"><text:s/></text:span><text:span text:style-name="T19_7">less</text:span><text:span text:style-name="T19_8"><text:s/></text:span><text:span text:style-name="T19_9">cpu</text:span><text:span text:style-name="T19_10"><text:s/></text:span><text:span text:style-name="T19_11">than</text:span><text:span text:style-name="T19_12"><text:s/></text:span><text:span text:style-name="T19_13">C</text:span><text:span text:style-name="T19_14">/</text:span><text:span text:style-name="T19_15">C</text:span><text:span text:style-name="T19_16">++<text:s/></text:span><text:span text:style-name="T19_17">programs</text:span></text:p>
              </text:list-item>
            </text:list>
            <text:p text:style-name="P20"/>
            <text:p text:style-name="P21"><text:span text:style-name="T21_1">Type</text:span><text:span text:style-name="T21_2"><text:s/></text:span><text:span text:style-name="T21_3">in</text:span><text:span text:style-name="T21_4"><text:s/>1<text:s/></text:span><text:span text:style-name="T21_5">if</text:span><text:span text:style-name="T21_6"><text:s/></text:span><text:span text:style-name="T21_7">you</text:span><text:span text:style-name="T21_8"><text:s/></text:span><text:span text:style-name="T21_9">think</text:span><text:span text:style-name="T21_10"><text:s/>1<text:s/></text:span><text:span text:style-name="T21_11">is</text:span><text:span text:style-name="T21_12"><text:s/></text:span><text:span text:style-name="T21_13">the</text:span><text:span text:style-name="T21_14"><text:s/></text:span><text:span text:style-name="T21_15">correct</text:span><text:span text:style-name="T21_16"><text:s/></text:span><text:span text:style-name="T21_17">answer</text:span><text:span text:style-name="T21_18">.</text:span></text:p>
            <text:p text:style-name="P22"><text:span text:style-name="T22_1">Type</text:span><text:span text:style-name="T22_2"><text:s/></text:span><text:span text:style-name="T22_3">in</text:span><text:span text:style-name="T22_4"><text:s/>2<text:s/></text:span><text:span text:style-name="T22_5">if</text:span><text:span text:style-name="T22_6"><text:s/></text:span><text:span text:style-name="T22_7">you</text:span><text:span text:style-name="T22_8"><text:s/></text:span><text:span text:style-name="T22_9">think</text:span><text:span text:style-name="T22_10"><text:s/>2<text:s/></text:span><text:span text:style-name="T22_11">is</text:span><text:span text:style-name="T22_12"><text:s/></text:span><text:span text:style-name="T22_13">the</text:span><text:span text:style-name="T22_14"><text:s/></text:span><text:span text:style-name="T22_15">correct</text:span><text:span text:style-name="T22_16"><text:s/></text:span><text:span text:style-name="T22_17">answer</text:span><text:span text:style-name="T22_18">.</text:span></text:p>
            <text:p text:style-name="P23"><text:span text:style-name="T23_1">Type</text:span><text:span text:style-name="T23_2"><text:s/></text:span><text:span text:style-name="T23_3">in</text:span><text:span text:style-name="T23_4"><text:s/>3<text:s/></text:span><text:span text:style-name="T23_5">if</text:span><text:span text:style-name="T23_6"><text:s/></text:span><text:span text:style-name="T23_7">you</text:span><text:span text:style-name="T23_8"><text:s/></text:span><text:span text:style-name="T23_9">think</text:span><text:span text:style-name="T23_10"><text:s/>3<text:s/></text:span><text:span text:style-name="T23_11">is</text:span><text:span text:style-name="T23_12"><text:s/></text:span><text:span text:style-name="T23_13">the</text:span><text:span text:style-name="T23_14"><text:s/></text:span><text:span text:style-name="T23_15">correct</text:span><text:span text:style-name="T23_16"><text:s/></text:span><text:span text:style-name="T23_17">answer</text:span><text:span text:style-name="T23_18">.</text:span></text:p>
            <text:p text:style-name="P24"><text:span text:style-name="T24_1">Type</text:span><text:span text:style-name="T24_2"><text:s/></text:span><text:span text:style-name="T24_3">in</text:span><text:span text:style-name="T24_4"><text:s/>4<text:s/></text:span><text:span text:style-name="T24_5">if</text:span><text:span text:style-name="T24_6"><text:s/></text:span><text:span text:style-name="T24_7">you</text:span><text:span text:style-name="T24_8"><text:s/></text:span><text:span text:style-name="T24_9">think</text:span><text:span text:style-name="T24_10"><text:s/>4<text:s/></text:span><text:span text:style-name="T24_11">is</text:span><text:span text:style-name="T24_12"><text:s/></text:span><text:span text:style-name="T24_13">the</text:span><text:span text:style-name="T24_14"><text:s/></text:span><text:span text:style-name="T24_15">correct</text:span><text:span text:style-name="T24_16"><text:s/></text:span><text:span text:style-name="T24_17">answer</text:span><text:span text:style-name="T24_18">.</text:span></text:p>
            <text:p text:style-name="P25"/>
            <text:p text:style-name="P26"><text:span text:style-name="T26_1">Indicate</text:span><text:span text:style-name="T26_2"><text:s/></text:span><text:span text:style-name="T26_3">your</text:span><text:span text:style-name="T26_4"><text:s/></text:span><text:span text:style-name="T26_5">choice</text:span><text:span text:style-name="T26_6"><text:s/></text:span><text:span text:style-name="T26_7">in</text:span><text:span text:style-name="T26_8"><text:s/></text:span><text:span text:style-name="T26_9">the</text:span><text:span text:style-name="T26_10"><text:s/></text:span><text:span text:style-name="T26_11">Answer</text:span><text:span text:style-name="T26_12"><text:s/></text:span><text:span text:style-name="T26_13">Box</text:span><text:span text:style-name="T26_14"><text:s/></text:span><text:span text:style-name="T26_15">below</text:span><text:span text:style-name="T26_16">.</text:span></text:p>
          </table:table-cell>
        </table:table-row>
        <table:table-row table:style-name="Row4">
          <table:table-cell table:style-name="Cell4">
            <text:p text:style-name="P27"/>
            <text:p text:style-name="P28"><text:span text:style-name="T28_1">Answer</text:span></text:p>
          </table:table-cell>
        </table:table-row>
        <table:table-row table:style-name="Row5">
          <table:table-cell table:style-name="Cell5">
            <text:p text:style-name="P29"/>
            <text:p text:style-name="P30"/>
            <text:p text:style-name="P31"/>
            <text:p text:style-name="P32"/>
          </table:table-cell>
        </table:table-row>
      </table:table>
      <text:p text:style-name="P33"/>
      <text:p text:style-name="P34"/>
      <table:table table:style-name="Table3">
        <table:table-column table:style-name="Column3"/>
        <table:table-row table:style-name="Row6">
          <table:table-cell table:style-name="Cell6">
            <text:p text:style-name="P35"><text:span text:style-name="T35_1">Question</text:span><text:span text:style-name="T35_2"><text:s/>2</text:span></text:p>
          </table:table-cell>
        </table:table-row>
        <table:table-row table:style-name="Row7">
          <table:table-cell table:style-name="Cell7">
            <text:p text:style-name="P36"><text:span text:style-name="T36_1">Which</text:span><text:span text:style-name="T36_2"><text:s/></text:span><text:span text:style-name="T36_3">of</text:span><text:span text:style-name="T36_4"><text:s/></text:span><text:span text:style-name="T36_5">the</text:span><text:span text:style-name="T36_6"><text:s/></text:span><text:span text:style-name="T36_7">following</text:span><text:span text:style-name="T36_8"><text:s/></text:span><text:span text:style-name="T36_9">is</text:span><text:span text:style-name="T36_10"><text:s/></text:span><text:span text:style-name="T36_11">true</text:span></text:p>
            <text:p text:style-name="P37"/>
            <text:list text:style-name="LS3" xml:id="list7">
              <text:list-item>
                <text:p text:style-name="P38"><text:span text:style-name="T38_1">javac</text:span><text:span text:style-name="T38_2"><text:s/></text:span><text:span text:style-name="T38_3">is</text:span><text:span text:style-name="T38_4"><text:s/></text:span><text:span text:style-name="T38_5">a</text:span><text:span text:style-name="T38_6"><text:s/></text:span><text:span text:style-name="T38_7">program</text:span><text:span text:style-name="T38_8"><text:s/></text:span><text:span text:style-name="T38_9">used</text:span><text:span text:style-name="T38_10"><text:s/></text:span><text:span text:style-name="T38_11">to</text:span><text:span text:style-name="T38_12"><text:s/></text:span><text:span text:style-name="T38_13">run</text:span><text:span text:style-name="T38_14"><text:s/></text:span><text:span text:style-name="T38_15">a</text:span><text:span text:style-name="T38_16"><text:s/></text:span><text:span text:style-name="T38_17">Java</text:span><text:span text:style-name="T38_18"><text:s/></text:span><text:span text:style-name="T38_19">program</text:span></text:p>
              </text:list-item>
              <text:list-item>
                <text:p text:style-name="P39"><text:span text:style-name="T39_1">java</text:span><text:span text:style-name="T39_2"><text:s/></text:span><text:span text:style-name="T39_3">is</text:span><text:span text:style-name="T39_4"><text:s/></text:span><text:span text:style-name="T39_5">a</text:span><text:span text:style-name="T39_6"><text:s/></text:span><text:span text:style-name="T39_7">program</text:span><text:span text:style-name="T39_8"><text:s/></text:span><text:span text:style-name="T39_9">used</text:span><text:span text:style-name="T39_10"><text:s/></text:span><text:span text:style-name="T39_11">to</text:span><text:span text:style-name="T39_12"><text:s/></text:span><text:span text:style-name="T39_13">run</text:span><text:span text:style-name="T39_14"><text:s/></text:span><text:span text:style-name="T39_15">a</text:span><text:span text:style-name="T39_16"><text:s/></text:span><text:span text:style-name="T39_17">Java</text:span><text:span text:style-name="T39_18"><text:s/></text:span><text:span text:style-name="T39_19">program</text:span></text:p>
              </text:list-item>
              <text:list-item>
                <text:p text:style-name="P40"><text:span text:style-name="T40_1">Either</text:span><text:span text:style-name="T40_2"><text:s/></text:span><text:span text:style-name="T40_3">java</text:span><text:span text:style-name="T40_4"><text:s/></text:span><text:span text:style-name="T40_5">or</text:span><text:span text:style-name="T40_6"><text:s/></text:span><text:span text:style-name="T40_7">javac</text:span><text:span text:style-name="T40_8"><text:s/></text:span><text:span text:style-name="T40_9">can</text:span><text:span text:style-name="T40_10"><text:s/></text:span><text:span text:style-name="T40_11">be</text:span><text:span text:style-name="T40_12"><text:s/></text:span><text:span text:style-name="T40_13">used</text:span><text:span text:style-name="T40_14"><text:s/></text:span><text:span text:style-name="T40_15">to</text:span><text:span text:style-name="T40_16"><text:s/></text:span><text:span text:style-name="T40_17">run</text:span><text:span text:style-name="T40_18"><text:s/></text:span><text:span text:style-name="T40_19">a</text:span><text:span text:style-name="T40_20"><text:s/></text:span><text:span text:style-name="T40_21">Java</text:span><text:span text:style-name="T40_22"><text:s/></text:span><text:span text:style-name="T40_23">program</text:span></text:p>
              </text:list-item>
              <text:list-item>
                <text:p text:style-name="P41"><text:span text:style-name="T41_1">Either</text:span><text:span text:style-name="T41_2"><text:s/></text:span><text:span text:style-name="T41_3">java</text:span><text:span text:style-name="T41_4"><text:s/></text:span><text:span text:style-name="T41_5">or</text:span><text:span text:style-name="T41_6"><text:s/></text:span><text:span text:style-name="T41_7">javac</text:span><text:span text:style-name="T41_8"><text:s/></text:span><text:span text:style-name="T41_9">can</text:span><text:span text:style-name="T41_10"><text:s/></text:span><text:span text:style-name="T41_11">be</text:span><text:span text:style-name="T41_12"><text:s/></text:span><text:span text:style-name="T41_13">used</text:span><text:span text:style-name="T41_14"><text:s/></text:span><text:span text:style-name="T41_15">to</text:span><text:span text:style-name="T41_16"><text:s/></text:span><text:span text:style-name="T41_17">compile</text:span><text:span text:style-name="T41_18"><text:s/></text:span><text:span text:style-name="T41_19">a</text:span><text:span text:style-name="T41_20"><text:s/></text:span><text:span text:style-name="T41_21">Java</text:span><text:span text:style-name="T41_22"><text:s/></text:span><text:span text:style-name="T41_23">program</text:span></text:p>
              </text:list-item>
            </text:list>
            <text:p text:style-name="P42"/>
            <text:p text:style-name="P43"><text:span text:style-name="T43_1">Type</text:span><text:span text:style-name="T43_2"><text:s/></text:span><text:span text:style-name="T43_3">in</text:span><text:span text:style-name="T43_4"><text:s/>1<text:s/></text:span><text:span text:style-name="T43_5">if</text:span><text:span text:style-name="T43_6"><text:s/></text:span><text:span text:style-name="T43_7">you</text:span><text:span text:style-name="T43_8"><text:s/></text:span><text:span text:style-name="T43_9">think</text:span><text:span text:style-name="T43_10"><text:s/>1<text:s/></text:span><text:span text:style-name="T43_11">is</text:span><text:span text:style-name="T43_12"><text:s/></text:span><text:span text:style-name="T43_13">the</text:span><text:span text:style-name="T43_14"><text:s/></text:span><text:span text:style-name="T43_15">correct</text:span><text:span text:style-name="T43_16"><text:s/></text:span><text:span text:style-name="T43_17">answer</text:span><text:span text:style-name="T43_18">.</text:span></text:p>
            <text:p text:style-name="P44"><text:span text:style-name="T44_1">Type</text:span><text:span text:style-name="T44_2"><text:s/></text:span><text:span text:style-name="T44_3">in</text:span><text:span text:style-name="T44_4"><text:s/>2<text:s/></text:span><text:span text:style-name="T44_5">if</text:span><text:span text:style-name="T44_6"><text:s/></text:span><text:span text:style-name="T44_7">you</text:span><text:span text:style-name="T44_8"><text:s/></text:span><text:span text:style-name="T44_9">think</text:span><text:span text:style-name="T44_10"><text:s/>2<text:s/></text:span><text:span text:style-name="T44_11">is</text:span><text:span text:style-name="T44_12"><text:s/></text:span><text:span text:style-name="T44_13">the</text:span><text:span text:style-name="T44_14"><text:s/></text:span><text:span text:style-name="T44_15">correct</text:span><text:span text:style-name="T44_16"><text:s/></text:span><text:span text:style-name="T44_17">answer</text:span><text:span text:style-name="T44_18">.</text:span></text:p>
            <text:p text:style-name="P45"><text:span text:style-name="T45_1">Type</text:span><text:span text:style-name="T45_2"><text:s/></text:span><text:span text:style-name="T45_3">in</text:span><text:span text:style-name="T45_4"><text:s/>3<text:s/></text:span><text:span text:style-name="T45_5">if</text:span><text:span text:style-name="T45_6"><text:s/></text:span><text:span text:style-name="T45_7">you</text:span><text:span text:style-name="T45_8"><text:s/></text:span><text:span text:style-name="T45_9">think</text:span><text:span text:style-name="T45_10"><text:s/>3<text:s/></text:span><text:span text:style-name="T45_11">is</text:span><text:span text:style-name="T45_12"><text:s/></text:span><text:span text:style-name="T45_13">the</text:span><text:span text:style-name="T45_14"><text:s/></text:span><text:span text:style-name="T45_15">correct</text:span><text:span text:style-name="T45_16"><text:s/></text:span><text:span text:style-name="T45_17">answer</text:span><text:span text:style-name="T45_18">.</text:span></text:p>
            <text:p text:style-name="P46"><text:span text:style-name="T46_1">Type</text:span><text:span text:style-name="T46_2"><text:s/></text:span><text:span text:style-name="T46_3">in</text:span><text:span text:style-name="T46_4"><text:s/>4<text:s/></text:span><text:span text:style-name="T46_5">if</text:span><text:span text:style-name="T46_6"><text:s/></text:span><text:span text:style-name="T46_7">you</text:span><text:span text:style-name="T46_8"><text:s/></text:span><text:span text:style-name="T46_9">think</text:span><text:span text:style-name="T46_10"><text:s/>4<text:s/></text:span><text:span text:style-name="T46_11">is</text:span><text:span text:style-name="T46_12"><text:s/></text:span><text:span text:style-name="T46_13">the</text:span><text:span text:style-name="T46_14"><text:s/></text:span><text:span text:style-name="T46_15">correct</text:span><text:span text:style-name="T46_16"><text:s/></text:span><text:span text:style-name="T46_17">answer</text:span><text:span text:style-name="T46_18">.</text:span></text:p>
            <text:p text:style-name="P47"/>
            <text:p text:style-name="P48"><text:span text:style-name="T48_1">Indicate</text:span><text:span text:style-name="T48_2"><text:s/></text:span><text:span text:style-name="T48_3">your</text:span><text:span text:style-name="T48_4"><text:s/></text:span><text:span text:style-name="T48_5">choice</text:span><text:span text:style-name="T48_6"><text:s/></text:span><text:span text:style-name="T48_7">in</text:span><text:span text:style-name="T48_8"><text:s/></text:span><text:span text:style-name="T48_9">the</text:span><text:span text:style-name="T48_10"><text:s/></text:span><text:span text:style-name="T48_11">Answer</text:span><text:span text:style-name="T48_12"><text:s/></text:span><text:span text:style-name="T48_13">Box</text:span><text:span text:style-name="T48_14"><text:s/></text:span><text:span text:style-name="T48_15">below</text:span><text:span text:style-name="T48_16">.</text:span></text:p>
          </table:table-cell>
        </table:table-row>
        <table:table-row table:style-name="Row8">
          <table:table-cell table:style-name="Cell8">
            <text:p text:style-name="P49"/>
            <text:p text:style-name="P50"><text:span text:style-name="T50_1">Answer</text:span></text:p>
          </table:table-cell>
        </table:table-row>
        <table:table-row table:style-name="Row9">
          <table:table-cell table:style-name="Cell9">
            <text:p text:style-name="P51"/>
            <text:p text:style-name="P52"/>
            <text:p text:style-name="P53"/>
          </table:table-cell>
        </table:table-row>
      </table:table>
      <text:p text:style-name="P54"/>
      <text:p text:style-name="P55"/>
      <text:p text:style-name="P56"/>
      <table:table table:style-name="Table4">
        <table:table-column table:style-name="Column4"/>
        <table:table-row table:style-name="Row10">
          <table:table-cell table:style-name="Cell10">
            <text:p text:style-name="P57"><text:span text:style-name="T57_1">Question</text:span><text:span text:style-name="T57_2"><text:s/>3</text:span></text:p>
          </table:table-cell>
        </table:table-row>
        <table:table-row table:style-name="Row11">
          <table:table-cell table:style-name="Cell11">
            <text:p text:style-name="P58"><text:span text:style-name="T58_1">What</text:span><text:span text:style-name="T58_2"><text:s/></text:span><text:span text:style-name="T58_3">are</text:span><text:span text:style-name="T58_4"><text:s/></text:span><text:span text:style-name="T58_5">the</text:span><text:span text:style-name="T58_6"><text:s/></text:span><text:span text:style-name="T58_7">steps</text:span><text:span text:style-name="T58_8"><text:s/></text:span><text:span text:style-name="T58_9">involved</text:span><text:span text:style-name="T58_10"><text:s/></text:span><text:span text:style-name="T58_11">in</text:span><text:span text:style-name="T58_12"><text:s/></text:span><text:span text:style-name="T58_13">creating</text:span><text:span text:style-name="T58_14"><text:s/></text:span><text:span text:style-name="T58_15">and</text:span><text:span text:style-name="T58_16"><text:s/></text:span><text:span text:style-name="T58_17">running</text:span><text:span text:style-name="T58_18"><text:s/></text:span><text:span text:style-name="T58_19">a</text:span><text:span text:style-name="T58_20"><text:s/></text:span><text:span text:style-name="T58_21">Java</text:span><text:span text:style-name="T58_22"><text:s/></text:span><text:span text:style-name="T58_23">Program</text:span></text:p>
            <text:p text:style-name="P59"/>
            <text:list text:style-name="LS4" xml:id="list11">
              <text:list-item>
                <text:p text:style-name="P60"><text:span text:style-name="T60_1">Create</text:span><text:span text:style-name="T60_2"><text:s/></text:span><text:span text:style-name="T60_3">Source</text:span><text:span text:style-name="T60_4"><text:s/></text:span><text:span text:style-name="T60_5">Code</text:span><text:span text:style-name="T60_6"><text:s/>-&gt;<text:s/></text:span><text:span text:style-name="T60_7">Compile</text:span><text:span text:style-name="T60_8"><text:s/>-&gt;<text:s/></text:span><text:span text:style-name="T60_9">Run</text:span><text:span text:style-name="T60_10"><text:s/></text:span><text:span text:style-name="T60_11">the</text:span><text:span text:style-name="T60_12"><text:s/></text:span><text:span text:style-name="T60_13">Program</text:span><text:span text:style-name="T60_14"><text:s/></text:span><text:span text:style-name="T60_15">using</text:span><text:span text:style-name="T60_16"><text:s/></text:span><text:span text:style-name="T60_17">java</text:span></text:p>
              </text:list-item>
              <text:list-item>
                <text:p text:style-name="P61"><text:span text:style-name="T61_1">Create</text:span><text:span text:style-name="T61_2"><text:s/></text:span><text:span text:style-name="T61_3">Byte</text:span><text:span text:style-name="T61_4"><text:s/></text:span><text:span text:style-name="T61_5">Code</text:span><text:span text:style-name="T61_6"><text:s/>-&gt;<text:s/></text:span><text:span text:style-name="T61_7">Compile</text:span><text:span text:style-name="T61_8"><text:s/>-&gt;<text:s/></text:span><text:span text:style-name="T61_9">Run</text:span><text:span text:style-name="T61_10"><text:s/></text:span><text:span text:style-name="T61_11">the</text:span><text:span text:style-name="T61_12"><text:s/></text:span><text:span text:style-name="T61_13">Program</text:span><text:span text:style-name="T61_14"><text:s/></text:span><text:span text:style-name="T61_15">using</text:span><text:span text:style-name="T61_16"><text:s/></text:span><text:span text:style-name="T61_17">java</text:span></text:p>
              </text:list-item>
              <text:list-item>
                <text:p text:style-name="P62"><text:span text:style-name="T62_1">Create</text:span><text:span text:style-name="T62_2"><text:s/></text:span><text:span text:style-name="T62_3">Source</text:span><text:span text:style-name="T62_4"><text:s/></text:span><text:span text:style-name="T62_5">Code</text:span><text:span text:style-name="T62_6"><text:s/>-&gt;<text:s/></text:span><text:span text:style-name="T62_7">Run</text:span><text:span text:style-name="T62_8"><text:s/></text:span><text:span text:style-name="T62_9">the</text:span><text:span text:style-name="T62_10"><text:s/></text:span><text:span text:style-name="T62_11">Source</text:span><text:span text:style-name="T62_12"><text:s/></text:span><text:span text:style-name="T62_13">Code</text:span><text:span text:style-name="T62_14"><text:s/></text:span><text:span text:style-name="T62_15">using</text:span><text:span text:style-name="T62_16"><text:s/></text:span><text:span text:style-name="T62_17">java</text:span></text:p>
              </text:list-item>
              <text:list-item>
                <text:p text:style-name="P63"><text:span text:style-name="T63_1">Create</text:span><text:span text:style-name="T63_2"><text:s/></text:span><text:span text:style-name="T63_3">Byte</text:span><text:span text:style-name="T63_4"><text:s/></text:span><text:span text:style-name="T63_5">Code</text:span><text:span text:style-name="T63_6"><text:s/>-&gt;<text:s/></text:span><text:span text:style-name="T63_7">Generate</text:span><text:span text:style-name="T63_8"><text:s/></text:span><text:span text:style-name="T63_9">Machine</text:span><text:span text:style-name="T63_10"><text:s/></text:span><text:span text:style-name="T63_11">Code</text:span><text:span text:style-name="T63_12"><text:s/>-&gt;<text:s/></text:span><text:span text:style-name="T63_13">Run</text:span><text:span text:style-name="T63_14"><text:s/></text:span><text:span text:style-name="T63_15">the</text:span><text:span text:style-name="T63_16"><text:s/></text:span><text:span text:style-name="T63_17">Program</text:span><text:span text:style-name="T63_18"><text:s/></text:span><text:span text:style-name="T63_19">using</text:span><text:span text:style-name="T63_20"><text:s/></text:span><text:span text:style-name="T63_21">java</text:span></text:p>
              </text:list-item>
            </text:list>
            <text:p text:style-name="P64"/>
            <text:p text:style-name="P65"><text:span text:style-name="T65_1">Type</text:span><text:span text:style-name="T65_2"><text:s/></text:span><text:span text:style-name="T65_3">in</text:span><text:span text:style-name="T65_4"><text:s/>1<text:s/></text:span><text:span text:style-name="T65_5">if</text:span><text:span text:style-name="T65_6"><text:s/></text:span><text:span text:style-name="T65_7">you</text:span><text:span text:style-name="T65_8"><text:s/></text:span><text:span text:style-name="T65_9">think</text:span><text:span text:style-name="T65_10"><text:s/>1<text:s/></text:span><text:span text:style-name="T65_11">is</text:span><text:span text:style-name="T65_12"><text:s/></text:span><text:span text:style-name="T65_13">the</text:span><text:span text:style-name="T65_14"><text:s/></text:span><text:span text:style-name="T65_15">correct</text:span><text:span text:style-name="T65_16"><text:s/></text:span><text:span text:style-name="T65_17">answer</text:span><text:span text:style-name="T65_18">.</text:span></text:p>
            <text:p text:style-name="P66"><text:span text:style-name="T66_1">Type</text:span><text:span text:style-name="T66_2"><text:s/></text:span><text:span text:style-name="T66_3">in</text:span><text:span text:style-name="T66_4"><text:s/>2<text:s/></text:span><text:span text:style-name="T66_5">if</text:span><text:span text:style-name="T66_6"><text:s/></text:span><text:span text:style-name="T66_7">you</text:span><text:span text:style-name="T66_8"><text:s/></text:span><text:span text:style-name="T66_9">think</text:span><text:span text:style-name="T66_10"><text:s/>2<text:s/></text:span><text:span text:style-name="T66_11">is</text:span><text:span text:style-name="T66_12"><text:s/></text:span><text:span text:style-name="T66_13">the</text:span><text:span text:style-name="T66_14"><text:s/></text:span><text:span text:style-name="T66_15">correct</text:span><text:span text:style-name="T66_16"><text:s/></text:span><text:span text:style-name="T66_17">answer</text:span><text:span text:style-name="T66_18">.</text:span></text:p>
            <text:p text:style-name="P67"><text:span text:style-name="T67_1">Type</text:span><text:span text:style-name="T67_2"><text:s/></text:span><text:span text:style-name="T67_3">in</text:span><text:span text:style-name="T67_4"><text:s/>3<text:s/></text:span><text:span text:style-name="T67_5">if</text:span><text:span text:style-name="T67_6"><text:s/></text:span><text:span text:style-name="T67_7">you</text:span><text:span text:style-name="T67_8"><text:s/></text:span><text:span text:style-name="T67_9">think</text:span><text:span text:style-name="T67_10"><text:s/>3<text:s/></text:span><text:span text:style-name="T67_11">is</text:span><text:span text:style-name="T67_12"><text:s/></text:span><text:span text:style-name="T67_13">the</text:span><text:span text:style-name="T67_14"><text:s/></text:span><text:span text:style-name="T67_15">correct</text:span><text:span text:style-name="T67_16"><text:s/></text:span><text:span text:style-name="T67_17">answer</text:span><text:span text:style-name="T67_18">.</text:span></text:p>
            <text:p text:style-name="P68"><text:span text:style-name="T68_1">Type</text:span><text:span text:style-name="T68_2"><text:s/></text:span><text:span text:style-name="T68_3">in</text:span><text:span text:style-name="T68_4"><text:s/>4<text:s/></text:span><text:span text:style-name="T68_5">if</text:span><text:span text:style-name="T68_6"><text:s/></text:span><text:span text:style-name="T68_7">you</text:span><text:span text:style-name="T68_8"><text:s/></text:span><text:span text:style-name="T68_9">think</text:span><text:span text:style-name="T68_10"><text:s/>4<text:s/></text:span><text:span text:style-name="T68_11">is</text:span><text:span text:style-name="T68_12"><text:s/></text:span><text:span text:style-name="T68_13">the</text:span><text:span text:style-name="T68_14"><text:s/></text:span><text:span text:style-name="T68_15">correct</text:span><text:span text:style-name="T68_16"><text:s/></text:span><text:span text:style-name="T68_17">answer</text:span><text:span text:style-name="T68_18">.</text:span></text:p>
            <text:p text:style-name="P69"/>
            <text:p text:style-name="P70"><text:span text:style-name="T70_1">Indicate</text:span><text:span text:style-name="T70_2"><text:s/></text:span><text:span text:style-name="T70_3">your</text:span><text:span text:style-name="T70_4"><text:s/></text:span><text:span text:style-name="T70_5">choice</text:span><text:span text:style-name="T70_6"><text:s/></text:span><text:span text:style-name="T70_7">in</text:span><text:span text:style-name="T70_8"><text:s/></text:span><text:span text:style-name="T70_9">the</text:span><text:span text:style-name="T70_10"><text:s/></text:span><text:span text:style-name="T70_11">Answer</text:span><text:span text:style-name="T70_12"><text:s/></text:span><text:span text:style-name="T70_13">Box</text:span><text:span text:style-name="T70_14"><text:s/></text:span><text:span text:style-name="T70_15">below</text:span><text:span text:style-name="T70_16">.</text:span></text:p>
          </table:table-cell>
        </table:table-row>
        <table:table-row table:style-name="Row12">
          <table:table-cell table:style-name="Cell12">
            <text:p text:style-name="P71"/>
            <text:p text:style-name="P72"><text:span text:style-name="T72_1">Answer</text:span></text:p>
          </table:table-cell>
        </table:table-row>
        <table:table-row table:style-name="Row13">
          <table:table-cell table:style-name="Cell13">
            <text:p text:style-name="P73"/>
            <text:p text:style-name="P74"/>
            <text:p text:style-name="P75"/>
          </table:table-cell>
        </table:table-row>
      </table:table>
      <text:p text:style-name="P76"/>
      <text:p text:style-name="P77"/>
      <text:p text:style-name="P78"/>
      <text:p text:style-name="P79"/>
      <table:table table:style-name="Table5">
        <table:table-column table:style-name="Column5"/>
        <table:table-row table:style-name="Row14">
          <table:table-cell table:style-name="Cell14">
            <text:p text:style-name="P80"><text:span text:style-name="T80_1">Question</text:span><text:span text:style-name="T80_2"><text:s/>4</text:span></text:p>
          </table:table-cell>
        </table:table-row>
        <table:table-row table:style-name="Row15">
          <table:table-cell table:style-name="Cell15">
            <text:p text:style-name="P81"><text:span text:style-name="T81_1">What</text:span><text:span text:style-name="T81_2"><text:s/></text:span><text:span text:style-name="T81_3">is</text:span><text:span text:style-name="T81_4"><text:s/></text:span><text:span text:style-name="T81_5">the</text:span><text:span text:style-name="T81_6"><text:s/></text:span><text:span text:style-name="T81_7">Java</text:span><text:span text:style-name="T81_8"><text:s/></text:span><text:span text:style-name="T81_9">Virtual</text:span><text:span text:style-name="T81_10"><text:s/></text:span><text:span text:style-name="T81_11">Machine</text:span></text:p>
            <text:p text:style-name="P82"/>
            <text:list text:style-name="LS5" xml:id="list15">
              <text:list-item>
                <text:p text:style-name="P83"><text:span text:style-name="T83_1">A</text:span><text:span text:style-name="T83_2"><text:s/></text:span><text:span text:style-name="T83_3">virtual</text:span><text:span text:style-name="T83_4"><text:s/></text:span><text:span text:style-name="T83_5">computer</text:span><text:span text:style-name="T83_6"><text:s/></text:span><text:span text:style-name="T83_7">that</text:span><text:span text:style-name="T83_8"><text:s/></text:span><text:span text:style-name="T83_9">understands</text:span><text:span text:style-name="T83_10"><text:s/></text:span><text:span text:style-name="T83_11">Java</text:span><text:span text:style-name="T83_12"><text:s/></text:span><text:span text:style-name="T83_13">bytecode</text:span></text:p>
              </text:list-item>
              <text:list-item>
                <text:p text:style-name="P84"><text:span text:style-name="T84_1">A</text:span><text:span text:style-name="T84_2"><text:s/></text:span><text:span text:style-name="T84_3">virtual</text:span><text:span text:style-name="T84_4"><text:s/></text:span><text:span text:style-name="T84_5">computer</text:span><text:span text:style-name="T84_6"><text:s/></text:span><text:span text:style-name="T84_7">that</text:span><text:span text:style-name="T84_8"><text:s/></text:span><text:span text:style-name="T84_9">understands</text:span><text:span text:style-name="T84_10"><text:s/></text:span><text:span text:style-name="T84_11">Java</text:span><text:span text:style-name="T84_12"><text:s/></text:span><text:span text:style-name="T84_13">source</text:span><text:span text:style-name="T84_14"><text:s/></text:span><text:span text:style-name="T84_15">code</text:span></text:p>
              </text:list-item>
              <text:list-item>
                <text:p text:style-name="P85"><text:span text:style-name="T85_1">A</text:span><text:span text:style-name="T85_2"><text:s/></text:span><text:span text:style-name="T85_3">virtual</text:span><text:span text:style-name="T85_4"><text:s/></text:span><text:span text:style-name="T85_5">computer</text:span><text:span text:style-name="T85_6"><text:s/></text:span><text:span text:style-name="T85_7">that</text:span><text:span text:style-name="T85_8"><text:s/></text:span><text:span text:style-name="T85_9">understands</text:span><text:span text:style-name="T85_10"><text:s/></text:span><text:span text:style-name="T85_11">Machine</text:span><text:span text:style-name="T85_12"><text:s/></text:span><text:span text:style-name="T85_13">code</text:span></text:p>
              </text:list-item>
              <text:list-item>
                <text:p text:style-name="P86"><text:span text:style-name="T86_1">A</text:span><text:span text:style-name="T86_2"><text:s/></text:span><text:span text:style-name="T86_3">virtual</text:span><text:span text:style-name="T86_4"><text:s/></text:span><text:span text:style-name="T86_5">computer</text:span><text:span text:style-name="T86_6"><text:s/></text:span><text:span text:style-name="T86_7">that</text:span><text:span text:style-name="T86_8"><text:s/></text:span><text:span text:style-name="T86_9">understands</text:span><text:span text:style-name="T86_10"><text:s/></text:span><text:span text:style-name="T86_11">any</text:span><text:span text:style-name="T86_12"><text:s/></text:span><text:span text:style-name="T86_13">virtual</text:span><text:span text:style-name="T86_14"><text:s/></text:span><text:span text:style-name="T86_15">language</text:span></text:p>
              </text:list-item>
            </text:list>
            <text:p text:style-name="P87"/>
            <text:p text:style-name="P88"><text:span text:style-name="T88_1">Type</text:span><text:span text:style-name="T88_2"><text:s/></text:span><text:span text:style-name="T88_3">in</text:span><text:span text:style-name="T88_4"><text:s/>1<text:s/></text:span><text:span text:style-name="T88_5">if</text:span><text:span text:style-name="T88_6"><text:s/></text:span><text:span text:style-name="T88_7">you</text:span><text:span text:style-name="T88_8"><text:s/></text:span><text:span text:style-name="T88_9">think</text:span><text:span text:style-name="T88_10"><text:s/>1<text:s/></text:span><text:span text:style-name="T88_11">is</text:span><text:span text:style-name="T88_12"><text:s/></text:span><text:span text:style-name="T88_13">the</text:span><text:span text:style-name="T88_14"><text:s/></text:span><text:span text:style-name="T88_15">correct</text:span><text:span text:style-name="T88_16"><text:s/></text:span><text:span text:style-name="T88_17">answer</text:span><text:span text:style-name="T88_18">.</text:span></text:p>
            <text:p text:style-name="P89"><text:span text:style-name="T89_1">Type</text:span><text:span text:style-name="T89_2"><text:s/></text:span><text:span text:style-name="T89_3">in</text:span><text:span text:style-name="T89_4"><text:s/>2<text:s/></text:span><text:span text:style-name="T89_5">if</text:span><text:span text:style-name="T89_6"><text:s/></text:span><text:span text:style-name="T89_7">you</text:span><text:span text:style-name="T89_8"><text:s/></text:span><text:span text:style-name="T89_9">think</text:span><text:span text:style-name="T89_10"><text:s/>2<text:s/></text:span><text:span text:style-name="T89_11">is</text:span><text:span text:style-name="T89_12"><text:s/></text:span><text:span text:style-name="T89_13">the</text:span><text:span text:style-name="T89_14"><text:s/></text:span><text:span text:style-name="T89_15">correct</text:span><text:span text:style-name="T89_16"><text:s/></text:span><text:span text:style-name="T89_17">answer</text:span><text:span text:style-name="T89_18">.</text:span></text:p>
            <text:p text:style-name="P90"><text:span text:style-name="T90_1">Type</text:span><text:span text:style-name="T90_2"><text:s/></text:span><text:span text:style-name="T90_3">in</text:span><text:span text:style-name="T90_4"><text:s/>3<text:s/></text:span><text:span text:style-name="T90_5">if</text:span><text:span text:style-name="T90_6"><text:s/></text:span><text:span text:style-name="T90_7">you</text:span><text:span text:style-name="T90_8"><text:s/></text:span><text:span text:style-name="T90_9">think</text:span><text:span text:style-name="T90_10"><text:s/>3<text:s/></text:span><text:span text:style-name="T90_11">is</text:span><text:span text:style-name="T90_12"><text:s/></text:span><text:span text:style-name="T90_13">the</text:span><text:span text:style-name="T90_14"><text:s/></text:span><text:span text:style-name="T90_15">correct</text:span><text:span text:style-name="T90_16"><text:s/></text:span><text:span text:style-name="T90_17">answer</text:span><text:span text:style-name="T90_18">.</text:span></text:p>
            <text:p text:style-name="P91"><text:span text:style-name="T91_1">Type</text:span><text:span text:style-name="T91_2"><text:s/></text:span><text:span text:style-name="T91_3">in</text:span><text:span text:style-name="T91_4"><text:s/>4<text:s/></text:span><text:span text:style-name="T91_5">if</text:span><text:span text:style-name="T91_6"><text:s/></text:span><text:span text:style-name="T91_7">you</text:span><text:span text:style-name="T91_8"><text:s/></text:span><text:span text:style-name="T91_9">think</text:span><text:span text:style-name="T91_10"><text:s/>4<text:s/></text:span><text:span text:style-name="T91_11">is</text:span><text:span text:style-name="T91_12"><text:s/></text:span><text:span text:style-name="T91_13">the</text:span><text:span text:style-name="T91_14"><text:s/></text:span><text:span text:style-name="T91_15">correct</text:span><text:span text:style-name="T91_16"><text:s/></text:span><text:span text:style-name="T91_17">answer</text:span><text:span text:style-name="T91_18">.</text:span></text:p>
            <text:p text:style-name="P92"/>
            <text:p text:style-name="P93"><text:span text:style-name="T93_1">Indicate</text:span><text:span text:style-name="T93_2"><text:s/></text:span><text:span text:style-name="T93_3">your</text:span><text:span text:style-name="T93_4"><text:s/></text:span><text:span text:style-name="T93_5">choice</text:span><text:span text:style-name="T93_6"><text:s/></text:span><text:span text:style-name="T93_7">in</text:span><text:span text:style-name="T93_8"><text:s/></text:span><text:span text:style-name="T93_9">the</text:span><text:span text:style-name="T93_10"><text:s/></text:span><text:span text:style-name="T93_11">Answer</text:span><text:span text:style-name="T93_12"><text:s/></text:span><text:span text:style-name="T93_13">Box</text:span><text:span text:style-name="T93_14"><text:s/></text:span><text:span text:style-name="T93_15">below</text:span><text:span text:style-name="T93_16">.</text:span></text:p>
          </table:table-cell>
        </table:table-row>
        <table:table-row table:style-name="Row16">
          <table:table-cell table:style-name="Cell16">
            <text:p text:style-name="P94"/>
            <text:p text:style-name="P95"><text:span text:style-name="T95_1">Answer</text:span></text:p>
          </table:table-cell>
        </table:table-row>
        <table:table-row table:style-name="Row17">
          <table:table-cell table:style-name="Cell17">
            <text:p text:style-name="P96"/>
            <text:p text:style-name="P97"/>
            <text:p text:style-name="P98"/>
          </table:table-cell>
        </table:table-row>
      </table:table>
      <text:p text:style-name="P99"/>
      <text:p text:style-name="P100"/>
      <table:table table:style-name="Table6">
        <table:table-column table:style-name="Column6"/>
        <table:table-row table:style-name="Row18">
          <table:table-cell table:style-name="Cell18">
            <text:p text:style-name="P101"><text:span text:style-name="T101_1">Question</text:span><text:span text:style-name="T101_2"><text:s/>5</text:span></text:p>
          </table:table-cell>
        </table:table-row>
        <table:table-row table:style-name="Row19">
          <table:table-cell table:style-name="Cell19">
            <text:p text:style-name="P102"><text:span text:style-name="T102_1">What</text:span><text:span text:style-name="T102_2"><text:s/></text:span><text:span text:style-name="T102_3">is</text:span><text:span text:style-name="T102_4"><text:s/></text:span><text:span text:style-name="T102_5">the</text:span><text:span text:style-name="T102_6"><text:s/></text:span><text:span text:style-name="T102_7">role</text:span><text:span text:style-name="T102_8"><text:s/></text:span><text:span text:style-name="T102_9">of</text:span><text:span text:style-name="T102_10"><text:s/></text:span><text:span text:style-name="T102_11">an</text:span><text:span text:style-name="T102_12"><text:s/></text:span><text:span text:style-name="T102_13">Interpreter</text:span><text:span text:style-name="T102_14"><text:s/></text:span><text:span text:style-name="T102_15">in</text:span><text:span text:style-name="T102_16"><text:s/></text:span><text:span text:style-name="T102_17">the</text:span><text:span text:style-name="T102_18"><text:s/></text:span><text:span text:style-name="T102_19">Java</text:span><text:span text:style-name="T102_20"><text:s/></text:span><text:span text:style-name="T102_21">Virtual</text:span><text:span text:style-name="T102_22"><text:s/></text:span><text:span text:style-name="T102_23">Machine</text:span></text:p>
            <text:p text:style-name="P103"/>
            <text:list text:style-name="LS6" xml:id="list19">
              <text:list-item>
                <text:p text:style-name="P104"><text:span text:style-name="T104_1">Interprets</text:span><text:span text:style-name="T104_2"><text:s/></text:span><text:span text:style-name="T104_3">Java</text:span><text:span text:style-name="T104_4"><text:s/></text:span><text:span text:style-name="T104_5">Source</text:span><text:span text:style-name="T104_6"><text:s/></text:span><text:span text:style-name="T104_7">code</text:span><text:span text:style-name="T104_8"><text:s/></text:span><text:span text:style-name="T104_9">into</text:span><text:span text:style-name="T104_10"><text:s/></text:span><text:span text:style-name="T104_11">Java</text:span><text:span text:style-name="T104_12"><text:s/></text:span><text:span text:style-name="T104_13">byte</text:span><text:span text:style-name="T104_14"><text:s/></text:span><text:span text:style-name="T104_15">code</text:span></text:p>
              </text:list-item>
              <text:list-item>
                <text:p text:style-name="P105"><text:span text:style-name="T105_1">Interprets</text:span><text:span text:style-name="T105_2"><text:s/></text:span><text:span text:style-name="T105_3">Java</text:span><text:span text:style-name="T105_4"><text:s/></text:span><text:span text:style-name="T105_5">Source</text:span><text:span text:style-name="T105_6"><text:s/></text:span><text:span text:style-name="T105_7">code</text:span><text:span text:style-name="T105_8"><text:s/></text:span><text:span text:style-name="T105_9">into</text:span><text:span text:style-name="T105_10"><text:s/></text:span><text:span text:style-name="T105_11">Machine</text:span><text:span text:style-name="T105_12"><text:s/></text:span><text:span text:style-name="T105_13">code</text:span></text:p>
              </text:list-item>
              <text:list-item>
                <text:p text:style-name="P106"><text:span text:style-name="T106_1">Interprets</text:span><text:span text:style-name="T106_2"><text:s/></text:span><text:span text:style-name="T106_3">Java</text:span><text:span text:style-name="T106_4"><text:s/></text:span><text:span text:style-name="T106_5">bytecode</text:span><text:span text:style-name="T106_6"><text:s/></text:span><text:span text:style-name="T106_7">into</text:span><text:span text:style-name="T106_8"><text:s/></text:span><text:span text:style-name="T106_9">Machine</text:span><text:span text:style-name="T106_10"><text:s/></text:span><text:span text:style-name="T106_11">code</text:span></text:p>
              </text:list-item>
              <text:list-item>
                <text:p text:style-name="P107"><text:span text:style-name="T107_1">Interprets</text:span><text:span text:style-name="T107_2"><text:s/></text:span><text:span text:style-name="T107_3">the</text:span><text:span text:style-name="T107_4"><text:s/></text:span><text:span text:style-name="T107_5">output</text:span><text:span text:style-name="T107_6"><text:s/></text:span><text:span text:style-name="T107_7">of</text:span><text:span text:style-name="T107_8"><text:s/></text:span><text:span text:style-name="T107_9">your</text:span><text:span text:style-name="T107_10"><text:s/></text:span><text:span text:style-name="T107_11">Java</text:span><text:span text:style-name="T107_12"><text:s/></text:span><text:span text:style-name="T107_13">Program</text:span></text:p>
              </text:list-item>
            </text:list>
            <text:p text:style-name="P108"/>
            <text:p text:style-name="P109"><text:span text:style-name="T109_1">Type</text:span><text:span text:style-name="T109_2"><text:s/></text:span><text:span text:style-name="T109_3">in</text:span><text:span text:style-name="T109_4"><text:s/>1<text:s/></text:span><text:span text:style-name="T109_5">if</text:span><text:span text:style-name="T109_6"><text:s/></text:span><text:span text:style-name="T109_7">you</text:span><text:span text:style-name="T109_8"><text:s/></text:span><text:span text:style-name="T109_9">think</text:span><text:span text:style-name="T109_10"><text:s/>1<text:s/></text:span><text:span text:style-name="T109_11">is</text:span><text:span text:style-name="T109_12"><text:s/></text:span><text:span text:style-name="T109_13">the</text:span><text:span text:style-name="T109_14"><text:s/></text:span><text:span text:style-name="T109_15">correct</text:span><text:span text:style-name="T109_16"><text:s/></text:span><text:span text:style-name="T109_17">answer</text:span><text:span text:style-name="T109_18">.</text:span></text:p>
            <text:p text:style-name="P110"><text:span text:style-name="T110_1">Type</text:span><text:span text:style-name="T110_2"><text:s/></text:span><text:span text:style-name="T110_3">in</text:span><text:span text:style-name="T110_4"><text:s/>2<text:s/></text:span><text:span text:style-name="T110_5">if</text:span><text:span text:style-name="T110_6"><text:s/></text:span><text:span text:style-name="T110_7">you</text:span><text:span text:style-name="T110_8"><text:s/></text:span><text:span text:style-name="T110_9">think</text:span><text:span text:style-name="T110_10"><text:s/>2<text:s/></text:span><text:span text:style-name="T110_11">is</text:span><text:span text:style-name="T110_12"><text:s/></text:span><text:span text:style-name="T110_13">the</text:span><text:span text:style-name="T110_14"><text:s/></text:span><text:span text:style-name="T110_15">correct</text:span><text:span text:style-name="T110_16"><text:s/></text:span><text:span text:style-name="T110_17">answer</text:span><text:span text:style-name="T110_18">.</text:span></text:p>
            <text:p text:style-name="P111"><text:span text:style-name="T111_1">Type</text:span><text:span text:style-name="T111_2"><text:s/></text:span><text:span text:style-name="T111_3">in</text:span><text:span text:style-name="T111_4"><text:s/>3<text:s/></text:span><text:span text:style-name="T111_5">if</text:span><text:span text:style-name="T111_6"><text:s/></text:span><text:span text:style-name="T111_7">you</text:span><text:span text:style-name="T111_8"><text:s/></text:span><text:span text:style-name="T111_9">think</text:span><text:span text:style-name="T111_10"><text:s/>3<text:s/></text:span><text:span text:style-name="T111_11">is</text:span><text:span text:style-name="T111_12"><text:s/></text:span><text:span text:style-name="T111_13">the</text:span><text:span text:style-name="T111_14"><text:s/></text:span><text:span text:style-name="T111_15">correct</text:span><text:span text:style-name="T111_16"><text:s/></text:span><text:span text:style-name="T111_17">answer</text:span><text:span text:style-name="T111_18">.</text:span></text:p>
            <text:p text:style-name="P112"><text:span text:style-name="T112_1">Type</text:span><text:span text:style-name="T112_2"><text:s/></text:span><text:span text:style-name="T112_3">in</text:span><text:span text:style-name="T112_4"><text:s/>4<text:s/></text:span><text:span text:style-name="T112_5">if</text:span><text:span text:style-name="T112_6"><text:s/></text:span><text:span text:style-name="T112_7">you</text:span><text:span text:style-name="T112_8"><text:s/></text:span><text:span text:style-name="T112_9">think</text:span><text:span text:style-name="T112_10"><text:s/>4<text:s/></text:span><text:span text:style-name="T112_11">is</text:span><text:span text:style-name="T112_12"><text:s/></text:span><text:span text:style-name="T112_13">the</text:span><text:span text:style-name="T112_14"><text:s/></text:span><text:span text:style-name="T112_15">correct</text:span><text:span text:style-name="T112_16"><text:s/></text:span><text:span text:style-name="T112_17">answer</text:span><text:span text:style-name="T112_18">.</text:span></text:p>
            <text:p text:style-name="P113"/>
            <text:p text:style-name="P114"><text:span text:style-name="T114_1">Indicate</text:span><text:span text:style-name="T114_2"><text:s/></text:span><text:span text:style-name="T114_3">your</text:span><text:span text:style-name="T114_4"><text:s/></text:span><text:span text:style-name="T114_5">choice</text:span><text:span text:style-name="T114_6"><text:s/></text:span><text:span text:style-name="T114_7">in</text:span><text:span text:style-name="T114_8"><text:s/></text:span><text:span text:style-name="T114_9">the</text:span><text:span text:style-name="T114_10"><text:s/></text:span><text:span text:style-name="T114_11">Answer</text:span><text:span text:style-name="T114_12"><text:s/></text:span><text:span text:style-name="T114_13">Box</text:span><text:span text:style-name="T114_14"><text:s/></text:span><text:span text:style-name="T114_15">below</text:span><text:span text:style-name="T114_16">.</text:span></text:p>
          </table:table-cell>
        </table:table-row>
        <table:table-row table:style-name="Row20">
          <table:table-cell table:style-name="Cell20">
            <text:p text:style-name="P115"/>
            <text:p text:style-name="P116"><text:span text:style-name="T116_1">Answer</text:span></text:p>
          </table:table-cell>
        </table:table-row>
        <table:table-row table:style-name="Row21">
          <table:table-cell table:style-name="Cell21">
            <text:p text:style-name="P117"/>
            <text:p text:style-name="P118"/>
            <text:p text:style-name="P119"/>
          </table:table-cell>
        </table:table-row>
      </table:table>
      <text:p text:style-name="P120"/>
      <text:p text:style-name="P121"/>
      <text:p text:style-name="P122"/>
      <table:table table:style-name="Table7">
        <table:table-column table:style-name="Column7"/>
        <table:table-row table:style-name="Row22">
          <table:table-cell table:style-name="Cell22">
            <text:p text:style-name="P123"><text:span text:style-name="T123_1">Question</text:span><text:span text:style-name="T123_2"><text:s/>6</text:span></text:p>
          </table:table-cell>
        </table:table-row>
        <table:table-row table:style-name="Row23">
          <table:table-cell table:style-name="Cell23">
            <text:p text:style-name="P124"><text:span text:style-name="T124_1">What</text:span><text:span text:style-name="T124_2"><text:s/></text:span><text:span text:style-name="T124_3">is</text:span><text:span text:style-name="T124_4"><text:s/></text:span><text:span text:style-name="T124_5">OOP</text:span><text:span text:style-name="T124_6">?</text:span></text:p>
            <text:p text:style-name="P125"/>
            <text:list text:style-name="LS7" xml:id="list23">
              <text:list-item>
                <text:p text:style-name="P126"><text:span text:style-name="T126_1">A</text:span><text:span text:style-name="T126_2"><text:s/></text:span><text:span text:style-name="T126_3">programming</text:span><text:span text:style-name="T126_4"><text:s/></text:span><text:span text:style-name="T126_5">model</text:span><text:span text:style-name="T126_6"><text:s/></text:span><text:span text:style-name="T126_7">supported</text:span><text:span text:style-name="T126_8"><text:s/></text:span><text:span text:style-name="T126_9">by</text:span><text:span text:style-name="T126_10"><text:s/></text:span><text:span text:style-name="T126_11">several</text:span><text:span text:style-name="T126_12"><text:s/></text:span><text:span text:style-name="T126_13">languages</text:span></text:p>
              </text:list-item>
              <text:list-item>
                <text:p text:style-name="P127"><text:span text:style-name="T127_1">A</text:span><text:span text:style-name="T127_2"><text:s/></text:span><text:span text:style-name="T127_3">programming</text:span><text:span text:style-name="T127_4"><text:s/></text:span><text:span text:style-name="T127_5">language</text:span><text:span text:style-name="T127_6"><text:s/></text:span><text:span text:style-name="T127_7">used</text:span><text:span text:style-name="T127_8"><text:s/></text:span><text:span text:style-name="T127_9">within</text:span><text:span text:style-name="T127_10"><text:s/></text:span><text:span text:style-name="T127_11">Java</text:span></text:p>
              </text:list-item>
              <text:list-item>
                <text:p text:style-name="P128"><text:span text:style-name="T128_1">A</text:span><text:span text:style-name="T128_2"><text:s/></text:span><text:span text:style-name="T128_3">programming</text:span><text:span text:style-name="T128_4"><text:s/></text:span><text:span text:style-name="T128_5">language</text:span><text:span text:style-name="T128_6"><text:s/></text:span><text:span text:style-name="T128_7">used</text:span><text:span text:style-name="T128_8"><text:s/></text:span><text:span text:style-name="T128_9">within</text:span><text:span text:style-name="T128_10"><text:s/></text:span><text:span text:style-name="T128_11">C</text:span></text:p>
              </text:list-item>
              <text:list-item>
                <text:p text:style-name="P129"><text:span text:style-name="T129_1">Special</text:span><text:span text:style-name="T129_2"><text:s/></text:span><text:span text:style-name="T129_3">purpose</text:span><text:span text:style-name="T129_4"><text:s/></text:span><text:span text:style-name="T129_5">language</text:span><text:span text:style-name="T129_6"><text:s/></text:span><text:span text:style-name="T129_7">that</text:span><text:span text:style-name="T129_8"><text:s/></text:span><text:span text:style-name="T129_9">only</text:span><text:span text:style-name="T129_10"><text:s/></text:span><text:span text:style-name="T129_11">the</text:span><text:span text:style-name="T129_12"><text:s/></text:span><text:span text:style-name="T129_13">JVM</text:span><text:span text:style-name="T129_14"><text:s/></text:span><text:span text:style-name="T129_15">understands</text:span></text:p>
              </text:list-item>
            </text:list>
            <text:p text:style-name="P130"/>
            <text:p text:style-name="P131"><text:span text:style-name="T131_1">Type</text:span><text:span text:style-name="T131_2"><text:s/></text:span><text:span text:style-name="T131_3">in</text:span><text:span text:style-name="T131_4"><text:s/>1<text:s/></text:span><text:span text:style-name="T131_5">if</text:span><text:span text:style-name="T131_6"><text:s/></text:span><text:span text:style-name="T131_7">you</text:span><text:span text:style-name="T131_8"><text:s/></text:span><text:span text:style-name="T131_9">think</text:span><text:span text:style-name="T131_10"><text:s/>1<text:s/></text:span><text:span text:style-name="T131_11">is</text:span><text:span text:style-name="T131_12"><text:s/></text:span><text:span text:style-name="T131_13">the</text:span><text:span text:style-name="T131_14"><text:s/></text:span><text:span text:style-name="T131_15">correct</text:span><text:span text:style-name="T131_16"><text:s/></text:span><text:span text:style-name="T131_17">answer</text:span><text:span text:style-name="T131_18">.</text:span></text:p>
            <text:p text:style-name="P132"><text:span text:style-name="T132_1">Type</text:span><text:span text:style-name="T132_2"><text:s/></text:span><text:span text:style-name="T132_3">in</text:span><text:span text:style-name="T132_4"><text:s/>2<text:s/></text:span><text:span text:style-name="T132_5">if</text:span><text:span text:style-name="T132_6"><text:s/></text:span><text:span text:style-name="T132_7">you</text:span><text:span text:style-name="T132_8"><text:s/></text:span><text:span text:style-name="T132_9">think</text:span><text:span text:style-name="T132_10"><text:s/>2<text:s/></text:span><text:span text:style-name="T132_11">is</text:span><text:span text:style-name="T132_12"><text:s/></text:span><text:span text:style-name="T132_13">the</text:span><text:span text:style-name="T132_14"><text:s/></text:span><text:span text:style-name="T132_15">correct</text:span><text:span text:style-name="T132_16"><text:s/></text:span><text:span text:style-name="T132_17">answer</text:span><text:span text:style-name="T132_18">.</text:span></text:p>
            <text:p text:style-name="P133"><text:span text:style-name="T133_1">Type</text:span><text:span text:style-name="T133_2"><text:s/></text:span><text:span text:style-name="T133_3">in</text:span><text:span text:style-name="T133_4"><text:s/>3<text:s/></text:span><text:span text:style-name="T133_5">if</text:span><text:span text:style-name="T133_6"><text:s/></text:span><text:span text:style-name="T133_7">you</text:span><text:span text:style-name="T133_8"><text:s/></text:span><text:span text:style-name="T133_9">think</text:span><text:span text:style-name="T133_10"><text:s/>3<text:s/></text:span><text:span text:style-name="T133_11">is</text:span><text:span text:style-name="T133_12"><text:s/></text:span><text:span text:style-name="T133_13">the</text:span><text:span text:style-name="T133_14"><text:s/></text:span><text:span text:style-name="T133_15">correct</text:span><text:span text:style-name="T133_16"><text:s/></text:span><text:span text:style-name="T133_17">answer</text:span><text:span text:style-name="T133_18">.</text:span></text:p>
            <text:p text:style-name="P134"><text:span text:style-name="T134_1">Type</text:span><text:span text:style-name="T134_2"><text:s/></text:span><text:span text:style-name="T134_3">in</text:span><text:span text:style-name="T134_4"><text:s/>4<text:s/></text:span><text:span text:style-name="T134_5">if</text:span><text:span text:style-name="T134_6"><text:s/></text:span><text:span text:style-name="T134_7">you</text:span><text:span text:style-name="T134_8"><text:s/></text:span><text:span text:style-name="T134_9">think</text:span><text:span text:style-name="T134_10"><text:s/>4<text:s/></text:span><text:span text:style-name="T134_11">is</text:span><text:span text:style-name="T134_12"><text:s/></text:span><text:span text:style-name="T134_13">the</text:span><text:span text:style-name="T134_14"><text:s/></text:span><text:span text:style-name="T134_15">correct</text:span><text:span text:style-name="T134_16"><text:s/></text:span><text:span text:style-name="T134_17">answer</text:span><text:span text:style-name="T134_18">.</text:span></text:p>
            <text:p text:style-name="P135"/>
            <text:p text:style-name="P136"><text:span text:style-name="T136_1">Indicate</text:span><text:span text:style-name="T136_2"><text:s/></text:span><text:span text:style-name="T136_3">your</text:span><text:span text:style-name="T136_4"><text:s/></text:span><text:span text:style-name="T136_5">choice</text:span><text:span text:style-name="T136_6"><text:s/></text:span><text:span text:style-name="T136_7">in</text:span><text:span text:style-name="T136_8"><text:s/></text:span><text:span text:style-name="T136_9">the</text:span><text:span text:style-name="T136_10"><text:s/></text:span><text:span text:style-name="T136_11">Answer</text:span><text:span text:style-name="T136_12"><text:s/></text:span><text:span text:style-name="T136_13">Box</text:span><text:span text:style-name="T136_14"><text:s/></text:span><text:span text:style-name="T136_15">below</text:span><text:span text:style-name="T136_16">.</text:span></text:p>
          </table:table-cell>
        </table:table-row>
        <table:table-row table:style-name="Row24">
          <table:table-cell table:style-name="Cell24">
            <text:p text:style-name="P137"/>
            <text:p text:style-name="P138"><text:span text:style-name="T138_1">Answer</text:span></text:p>
          </table:table-cell>
        </table:table-row>
        <table:table-row table:style-name="Row25">
          <table:table-cell table:style-name="Cell25">
            <text:p text:style-name="P139"/>
            <text:p text:style-name="P140"/>
            <text:p text:style-name="P141"/>
          </table:table-cell>
        </table:table-row>
      </table:table>
      <text:p text:style-name="P142"/>
      <text:p text:style-name="P143"/>
      <text:p text:style-name="P144"/>
      <table:table table:style-name="Table8">
        <table:table-column table:style-name="Column8"/>
        <table:table-row table:style-name="Row26">
          <table:table-cell table:style-name="Cell26">
            <text:p text:style-name="P145"><text:span text:style-name="T145_1">Question</text:span><text:span text:style-name="T145_2"><text:s/>7</text:span></text:p>
          </table:table-cell>
        </table:table-row>
        <table:table-row table:style-name="Row27">
          <table:table-cell table:style-name="Cell27">
            <text:p text:style-name="P146"><text:span text:style-name="T146_1">Which</text:span><text:span text:style-name="T146_2"><text:s/></text:span><text:span text:style-name="T146_3">of</text:span><text:span text:style-name="T146_4"><text:s/></text:span><text:span text:style-name="T146_5">the</text:span><text:span text:style-name="T146_6"><text:s/></text:span><text:span text:style-name="T146_7">following</text:span><text:span text:style-name="T146_8"><text:s/></text:span><text:span text:style-name="T146_9">statement</text:span><text:span text:style-name="T146_10"><text:s/></text:span><text:span text:style-name="T146_11">about</text:span><text:span text:style-name="T146_12"><text:s/></text:span><text:span text:style-name="T146_13">objects</text:span><text:span text:style-name="T146_14"><text:s/></text:span><text:span text:style-name="T146_15">are</text:span><text:span text:style-name="T146_16"><text:s/></text:span><text:span text:style-name="T146_17">false</text:span><text:span text:style-name="T146_18">?</text:span></text:p>
            <text:p text:style-name="P147"/>
            <text:list text:style-name="LS8" xml:id="list27">
              <text:list-item>
                <text:p text:style-name="P148"><text:span text:style-name="T148_1">An</text:span><text:span text:style-name="T148_2"><text:s/></text:span><text:span text:style-name="T148_3">objects</text:span><text:span text:style-name="T148_4"><text:s/></text:span><text:span text:style-name="T148_5">is</text:span><text:span text:style-name="T148_6"><text:s/></text:span><text:span text:style-name="T148_7">created</text:span><text:span text:style-name="T148_8"><text:s/></text:span><text:span text:style-name="T148_9">from</text:span><text:span text:style-name="T148_10"><text:s/></text:span><text:span text:style-name="T148_11">a</text:span><text:span text:style-name="T148_12"><text:s/></text:span><text:span text:style-name="T148_13">certain</text:span><text:span text:style-name="T148_14"><text:s/>“</text:span><text:span text:style-name="T148_15">class</text:span><text:span text:style-name="T148_16">”</text:span></text:p>
              </text:list-item>
              <text:list-item>
                <text:p text:style-name="P149"><text:span text:style-name="T149_1">No</text:span><text:span text:style-name="T149_2"><text:s/>2<text:s/></text:span><text:span text:style-name="T149_3">objects</text:span><text:span text:style-name="T149_4"><text:s/></text:span><text:span text:style-name="T149_5">have</text:span><text:span text:style-name="T149_6"><text:s/></text:span><text:span text:style-name="T149_7">the</text:span><text:span text:style-name="T149_8"><text:s/></text:span><text:span text:style-name="T149_9">same</text:span><text:span text:style-name="T149_10"><text:s/></text:span><text:span text:style-name="T149_11">identity</text:span></text:p>
              </text:list-item>
              <text:list-item>
                <text:p text:style-name="P150"><text:span text:style-name="T150_1">Fields</text:span><text:span text:style-name="T150_2"><text:s/></text:span><text:span text:style-name="T150_3">of</text:span><text:span text:style-name="T150_4"><text:s/></text:span><text:span text:style-name="T150_5">one</text:span><text:span text:style-name="T150_6"><text:s/></text:span><text:span text:style-name="T150_7">object</text:span><text:span text:style-name="T150_8"><text:s/></text:span><text:span text:style-name="T150_9">can</text:span><text:span text:style-name="T150_10"><text:s/></text:span><text:span text:style-name="T150_11">invoke</text:span><text:span text:style-name="T150_12"><text:s/></text:span><text:span text:style-name="T150_13">other</text:span><text:span text:style-name="T150_14"><text:s/></text:span><text:span text:style-name="T150_15">fields</text:span></text:p>
              </text:list-item>
              <text:list-item>
                <text:p text:style-name="P151"><text:span text:style-name="T151_1">Methods</text:span><text:span text:style-name="T151_2"><text:s/></text:span><text:span text:style-name="T151_3">of</text:span><text:span text:style-name="T151_4"><text:s/></text:span><text:span text:style-name="T151_5">one</text:span><text:span text:style-name="T151_6"><text:s/></text:span><text:span text:style-name="T151_7">object</text:span><text:span text:style-name="T151_8"><text:s/></text:span><text:span text:style-name="T151_9">can</text:span><text:span text:style-name="T151_10"><text:s/></text:span><text:span text:style-name="T151_11">invoke</text:span><text:span text:style-name="T151_12"><text:s/></text:span><text:span text:style-name="T151_13">other</text:span><text:span text:style-name="T151_14"><text:s/></text:span><text:span text:style-name="T151_15">methods</text:span></text:p>
              </text:list-item>
            </text:list>
            <text:p text:style-name="P152"/>
            <text:p text:style-name="P153"><text:span text:style-name="T153_1">Type</text:span><text:span text:style-name="T153_2"><text:s/></text:span><text:span text:style-name="T153_3">in</text:span><text:span text:style-name="T153_4"><text:s/>1<text:s/></text:span><text:span text:style-name="T153_5">if</text:span><text:span text:style-name="T153_6"><text:s/></text:span><text:span text:style-name="T153_7">you</text:span><text:span text:style-name="T153_8"><text:s/></text:span><text:span text:style-name="T153_9">think</text:span><text:span text:style-name="T153_10"><text:s/>1<text:s/></text:span><text:span text:style-name="T153_11">is</text:span><text:span text:style-name="T153_12"><text:s/></text:span><text:span text:style-name="T153_13">the</text:span><text:span text:style-name="T153_14"><text:s/></text:span><text:span text:style-name="T153_15">correct</text:span><text:span text:style-name="T153_16"><text:s/></text:span><text:span text:style-name="T153_17">answer</text:span><text:span text:style-name="T153_18">.</text:span></text:p>
            <text:p text:style-name="P154"><text:span text:style-name="T154_1">Type</text:span><text:span text:style-name="T154_2"><text:s/></text:span><text:span text:style-name="T154_3">in</text:span><text:span text:style-name="T154_4"><text:s/>2<text:s/></text:span><text:span text:style-name="T154_5">if</text:span><text:span text:style-name="T154_6"><text:s/></text:span><text:span text:style-name="T154_7">you</text:span><text:span text:style-name="T154_8"><text:s/></text:span><text:span text:style-name="T154_9">think</text:span><text:span text:style-name="T154_10"><text:s/>2<text:s/></text:span><text:span text:style-name="T154_11">is</text:span><text:span text:style-name="T154_12"><text:s/></text:span><text:span text:style-name="T154_13">the</text:span><text:span text:style-name="T154_14"><text:s/></text:span><text:span text:style-name="T154_15">correct</text:span><text:span text:style-name="T154_16"><text:s/></text:span><text:span text:style-name="T154_17">answer</text:span><text:span text:style-name="T154_18">.</text:span></text:p>
            <text:p text:style-name="P155"><text:span text:style-name="T155_1">Type</text:span><text:span text:style-name="T155_2"><text:s/></text:span><text:span text:style-name="T155_3">in</text:span><text:span text:style-name="T155_4"><text:s/>3<text:s/></text:span><text:span text:style-name="T155_5">if</text:span><text:span text:style-name="T155_6"><text:s/></text:span><text:span text:style-name="T155_7">you</text:span><text:span text:style-name="T155_8"><text:s/></text:span><text:span text:style-name="T155_9">think</text:span><text:span text:style-name="T155_10"><text:s/>3<text:s/></text:span><text:span text:style-name="T155_11">is</text:span><text:span text:style-name="T155_12"><text:s/></text:span><text:span text:style-name="T155_13">the</text:span><text:span text:style-name="T155_14"><text:s/></text:span><text:span text:style-name="T155_15">correct</text:span><text:span text:style-name="T155_16"><text:s/></text:span><text:span text:style-name="T155_17">answer</text:span><text:span text:style-name="T155_18">.</text:span></text:p>
            <text:p text:style-name="P156"><text:span text:style-name="T156_1">Type</text:span><text:span text:style-name="T156_2"><text:s/></text:span><text:span text:style-name="T156_3">in</text:span><text:span text:style-name="T156_4"><text:s/>4<text:s/></text:span><text:span text:style-name="T156_5">if</text:span><text:span text:style-name="T156_6"><text:s/></text:span><text:span text:style-name="T156_7">you</text:span><text:span text:style-name="T156_8"><text:s/></text:span><text:span text:style-name="T156_9">think</text:span><text:span text:style-name="T156_10"><text:s/>4<text:s/></text:span><text:span text:style-name="T156_11">is</text:span><text:span text:style-name="T156_12"><text:s/></text:span><text:span text:style-name="T156_13">the</text:span><text:span text:style-name="T156_14"><text:s/></text:span><text:span text:style-name="T156_15">correct</text:span><text:span text:style-name="T156_16"><text:s/></text:span><text:span text:style-name="T156_17">answer</text:span><text:span text:style-name="T156_18">.</text:span></text:p>
            <text:p text:style-name="P157"/>
            <text:p text:style-name="P158"><text:span text:style-name="T158_1">Indicate</text:span><text:span text:style-name="T158_2"><text:s/></text:span><text:span text:style-name="T158_3">your</text:span><text:span text:style-name="T158_4"><text:s/></text:span><text:span text:style-name="T158_5">choice</text:span><text:span text:style-name="T158_6"><text:s/></text:span><text:span text:style-name="T158_7">in</text:span><text:span text:style-name="T158_8"><text:s/></text:span><text:span text:style-name="T158_9">the</text:span><text:span text:style-name="T158_10"><text:s/></text:span><text:span text:style-name="T158_11">Answer</text:span><text:span text:style-name="T158_12"><text:s/></text:span><text:span text:style-name="T158_13">Box</text:span><text:span text:style-name="T158_14"><text:s/></text:span><text:span text:style-name="T158_15">below</text:span><text:span text:style-name="T158_16">.</text:span></text:p>
          </table:table-cell>
        </table:table-row>
        <table:table-row table:style-name="Row28">
          <table:table-cell table:style-name="Cell28">
            <text:p text:style-name="P159"/>
            <text:p text:style-name="P160"><text:span text:style-name="T160_1">Answer</text:span></text:p>
          </table:table-cell>
        </table:table-row>
        <table:table-row table:style-name="Row29">
          <table:table-cell table:style-name="Cell29">
            <text:p text:style-name="P161"/>
            <text:p text:style-name="P162"/>
            <text:p text:style-name="P163"/>
          </table:table-cell>
        </table:table-row>
      </table:table>
      <text:p text:style-name="P164"/>
      <text:p text:style-name="P165"/>
      <text:p text:style-name="P166"/>
      <text:p text:style-name="P167"/>
      <text:p text:style-name="P168"/>
      <table:table table:style-name="Table9">
        <table:table-column table:style-name="Column9"/>
        <table:table-row table:style-name="Row30">
          <table:table-cell table:style-name="Cell30">
            <text:p text:style-name="P169"><text:span text:style-name="T169_1">Question</text:span><text:span text:style-name="T169_2"><text:s/>8</text:span></text:p>
          </table:table-cell>
        </table:table-row>
        <table:table-row table:style-name="Row31">
          <table:table-cell table:style-name="Cell31">
            <text:p text:style-name="P170"><text:span text:style-name="T170_1">How</text:span><text:span text:style-name="T170_2"><text:s/></text:span><text:span text:style-name="T170_3">many</text:span><text:span text:style-name="T170_4"><text:s/></text:span><text:span text:style-name="T170_5">fields</text:span><text:span text:style-name="T170_6"><text:s/></text:span><text:span text:style-name="T170_7">and</text:span><text:span text:style-name="T170_8"><text:s/></text:span><text:span text:style-name="T170_9">methods</text:span><text:span text:style-name="T170_10"><text:s/></text:span><text:span text:style-name="T170_11">does</text:span><text:span text:style-name="T170_12"><text:s/></text:span><text:span text:style-name="T170_13">this</text:span><text:span text:style-name="T170_14"><text:s/></text:span><text:span text:style-name="T170_15">class</text:span><text:span text:style-name="T170_16"><text:s/></text:span><text:span text:style-name="T170_17">define</text:span><text:span text:style-name="T170_18">?</text:span></text:p>
            <text:p text:style-name="P171"/>
            <table:table table:style-name="Table10">
              <table:table-column table:style-name="Column10"/>
              <table:table-row table:style-name="Row32">
                <table:table-cell table:style-name="Cell32">
                  <text:p text:style-name="P172"><text:span text:style-name="T172_1">class</text:span><text:span text:style-name="T172_2"><text:s/></text:span><text:span text:style-name="T172_3">Car</text:span><text:span text:style-name="T172_4"><text:s/>{</text:span></text:p>
                  <text:p text:style-name="P173"><text:span text:style-name="T173_1"><text:s text:c="4"/></text:span><text:span text:style-name="T173_2">private</text:span><text:span text:style-name="T173_3"><text:s/></text:span><text:span text:style-name="T173_4">int</text:span><text:span text:style-name="T173_5"><text:s/></text:span><text:span text:style-name="T173_6">price</text:span><text:span text:style-name="T173_7">;</text:span></text:p>
                  <text:p text:style-name="P174"><text:span text:style-name="T174_1"><text:s text:c="4"/></text:span><text:span text:style-name="T174_2">private</text:span><text:span text:style-name="T174_3"><text:s/></text:span><text:span text:style-name="T174_4">int</text:span><text:span text:style-name="T174_5"><text:s/></text:span><text:span text:style-name="T174_6">speed</text:span><text:span text:style-name="T174_7">;</text:span></text:p>
                  <text:p text:style-name="P175"><text:span text:style-name="T175_1"><text:s text:c="4"/></text:span><text:span text:style-name="T175_2">public</text:span><text:span text:style-name="T175_3"><text:s/></text:span><text:span text:style-name="T175_4">int</text:span><text:span text:style-name="T175_5"><text:s/></text:span><text:span text:style-name="T175_6">getPrice</text:span><text:span text:style-name="T175_7">()<text:s/>{</text:span></text:p>
                  <text:p text:style-name="P176"><text:span text:style-name="T176_1"><text:s text:c="4"/>}</text:span></text:p>
                  <text:p text:style-name="P177"><text:span text:style-name="T177_1"><text:s text:c="4"/></text:span><text:span text:style-name="T177_2">public</text:span><text:span text:style-name="T177_3"><text:s/></text:span><text:span text:style-name="T177_4">int</text:span><text:span text:style-name="T177_5"><text:s/></text:span><text:span text:style-name="T177_6">getSpeed</text:span><text:span text:style-name="T177_7">()<text:s/>{</text:span></text:p>
                  <text:p text:style-name="P178"><text:span text:style-name="T178_1"><text:s text:c="8"/></text:span><text:span text:style-name="T178_2">return</text:span><text:span text:style-name="T178_3"><text:s/></text:span><text:span text:style-name="T178_4">speed</text:span><text:span text:style-name="T178_5">;</text:span></text:p>
                  <text:p text:style-name="P179"><text:span text:style-name="T179_1"><text:s text:c="4"/>}</text:span></text:p>
                  <text:p text:style-name="P180"><text:span text:style-name="T180_1"><text:s text:c="4"/></text:span><text:span text:style-name="T180_2">public</text:span><text:span text:style-name="T180_3"><text:s/></text:span><text:span text:style-name="T180_4">void</text:span><text:span text:style-name="T180_5"><text:s/></text:span><text:span text:style-name="T180_6">setSpeed</text:span><text:span text:style-name="T180_7">(</text:span><text:span text:style-name="T180_8">int</text:span><text:span text:style-name="T180_9"><text:s/></text:span><text:span text:style-name="T180_10">speed</text:span><text:span text:style-name="T180_11">)<text:s/>{</text:span></text:p>
                  <text:p text:style-name="P181"><text:span text:style-name="T181_1"><text:s text:c="8"/></text:span><text:span text:style-name="T181_2">this</text:span><text:span text:style-name="T181_3">.</text:span><text:span text:style-name="T181_4">speed</text:span><text:span text:style-name="T181_5"><text:s/>=<text:s/></text:span><text:span text:style-name="T181_6">speed</text:span><text:span text:style-name="T181_7">;</text:span></text:p>
                  <text:p text:style-name="P182"><text:span text:style-name="T182_1"><text:s text:c="4"/>}</text:span></text:p>
                  <text:p text:style-name="P183"><text:span text:style-name="T183_1">}</text:span></text:p>
                </table:table-cell>
              </table:table-row>
            </table:table>
            <text:p text:style-name="P184"/>
            <text:p text:style-name="P185"/>
            <text:list text:style-name="LS9" xml:id="list31">
              <text:list-item>
                <text:p text:style-name="P186"><text:span text:style-name="T186_1">2<text:s/></text:span><text:span text:style-name="T186_2">fields</text:span><text:span text:style-name="T186_3">,<text:s/></text:span><text:span text:style-name="T186_4">no</text:span><text:span text:style-name="T186_5"><text:s/></text:span><text:span text:style-name="T186_6">methods</text:span></text:p>
              </text:list-item>
              <text:list-item>
                <text:p text:style-name="P187"><text:span text:style-name="T187_1">2<text:s/></text:span><text:span text:style-name="T187_2">fields</text:span><text:span text:style-name="T187_3">,<text:s/>2<text:s/></text:span><text:span text:style-name="T187_4">methods</text:span><text:span text:style-name="T187_5"><text:s/>(1<text:s/></text:span><text:span text:style-name="T187_6">for</text:span><text:span text:style-name="T187_7"><text:s/></text:span><text:span text:style-name="T187_8">each</text:span><text:span text:style-name="T187_9"><text:s/></text:span><text:span text:style-name="T187_10">field</text:span><text:span text:style-name="T187_11">)</text:span></text:p>
              </text:list-item>
              <text:list-item>
                <text:p text:style-name="P188"><text:span text:style-name="T188_1">2<text:s/></text:span><text:span text:style-name="T188_2">fields</text:span><text:span text:style-name="T188_3">,<text:s/>3<text:s/></text:span><text:span text:style-name="T188_4">methods</text:span><text:span text:style-name="T188_5"><text:s/></text:span></text:p>
              </text:list-item>
              <text:list-item>
                <text:p text:style-name="P189"><text:span text:style-name="T189_1">0<text:s/></text:span><text:span text:style-name="T189_2">fields</text:span><text:span text:style-name="T189_3">,<text:s/>5<text:s/></text:span><text:span text:style-name="T189_4">methods</text:span><text:span text:style-name="T189_5"><text:s/></text:span></text:p>
              </text:list-item>
            </text:list>
            <text:p text:style-name="P190"/>
            <text:p text:style-name="P191"><text:span text:style-name="T191_1">Type</text:span><text:span text:style-name="T191_2"><text:s/></text:span><text:span text:style-name="T191_3">in</text:span><text:span text:style-name="T191_4"><text:s/>1<text:s/></text:span><text:span text:style-name="T191_5">if</text:span><text:span text:style-name="T191_6"><text:s/></text:span><text:span text:style-name="T191_7">you</text:span><text:span text:style-name="T191_8"><text:s/></text:span><text:span text:style-name="T191_9">think</text:span><text:span text:style-name="T191_10"><text:s/>1<text:s/></text:span><text:span text:style-name="T191_11">is</text:span><text:span text:style-name="T191_12"><text:s/></text:span><text:span text:style-name="T191_13">the</text:span><text:span text:style-name="T191_14"><text:s/></text:span><text:span text:style-name="T191_15">correct</text:span><text:span text:style-name="T191_16"><text:s/></text:span><text:span text:style-name="T191_17">answer</text:span><text:span text:style-name="T191_18">.</text:span></text:p>
            <text:p text:style-name="P192"><text:span text:style-name="T192_1">Type</text:span><text:span text:style-name="T192_2"><text:s/></text:span><text:span text:style-name="T192_3">in</text:span><text:span text:style-name="T192_4"><text:s/>2<text:s/></text:span><text:span text:style-name="T192_5">if</text:span><text:span text:style-name="T192_6"><text:s/></text:span><text:span text:style-name="T192_7">you</text:span><text:span text:style-name="T192_8"><text:s/></text:span><text:span text:style-name="T192_9">think</text:span><text:span text:style-name="T192_10"><text:s/>2<text:s/></text:span><text:span text:style-name="T192_11">is</text:span><text:span text:style-name="T192_12"><text:s/></text:span><text:span text:style-name="T192_13">the</text:span><text:span text:style-name="T192_14"><text:s/></text:span><text:span text:style-name="T192_15">correct</text:span><text:span text:style-name="T192_16"><text:s/></text:span><text:span text:style-name="T192_17">answer</text:span><text:span text:style-name="T192_18">.</text:span></text:p>
            <text:p text:style-name="P193"><text:span text:style-name="T193_1">Type</text:span><text:span text:style-name="T193_2"><text:s/></text:span><text:span text:style-name="T193_3">in</text:span><text:span text:style-name="T193_4"><text:s/>3<text:s/></text:span><text:span text:style-name="T193_5">if</text:span><text:span text:style-name="T193_6"><text:s/></text:span><text:span text:style-name="T193_7">you</text:span><text:span text:style-name="T193_8"><text:s/></text:span><text:span text:style-name="T193_9">think</text:span><text:span text:style-name="T193_10"><text:s/>3<text:s/></text:span><text:span text:style-name="T193_11">is</text:span><text:span text:style-name="T193_12"><text:s/></text:span><text:span text:style-name="T193_13">the</text:span><text:span text:style-name="T193_14"><text:s/></text:span><text:span text:style-name="T193_15">correct</text:span><text:span text:style-name="T193_16"><text:s/></text:span><text:span text:style-name="T193_17">answer</text:span><text:span text:style-name="T193_18">.</text:span></text:p>
            <text:p text:style-name="P194"><text:span text:style-name="T194_1">Type</text:span><text:span text:style-name="T194_2"><text:s/></text:span><text:span text:style-name="T194_3">in</text:span><text:span text:style-name="T194_4"><text:s/>4<text:s/></text:span><text:span text:style-name="T194_5">if</text:span><text:span text:style-name="T194_6"><text:s/></text:span><text:span text:style-name="T194_7">you</text:span><text:span text:style-name="T194_8"><text:s/></text:span><text:span text:style-name="T194_9">think</text:span><text:span text:style-name="T194_10"><text:s/>4<text:s/></text:span><text:span text:style-name="T194_11">is</text:span><text:span text:style-name="T194_12"><text:s/></text:span><text:span text:style-name="T194_13">the</text:span><text:span text:style-name="T194_14"><text:s/></text:span><text:span text:style-name="T194_15">correct</text:span><text:span text:style-name="T194_16"><text:s/></text:span><text:span text:style-name="T194_17">answer</text:span><text:span text:style-name="T194_18">.</text:span></text:p>
            <text:p text:style-name="P195"/>
            <text:p text:style-name="P196"><text:span text:style-name="T196_1">Indicate</text:span><text:span text:style-name="T196_2"><text:s/></text:span><text:span text:style-name="T196_3">your</text:span><text:span text:style-name="T196_4"><text:s/></text:span><text:span text:style-name="T196_5">choice</text:span><text:span text:style-name="T196_6"><text:s/></text:span><text:span text:style-name="T196_7">in</text:span><text:span text:style-name="T196_8"><text:s/></text:span><text:span text:style-name="T196_9">the</text:span><text:span text:style-name="T196_10"><text:s/></text:span><text:span text:style-name="T196_11">Answer</text:span><text:span text:style-name="T196_12"><text:s/></text:span><text:span text:style-name="T196_13">Box</text:span><text:span text:style-name="T196_14"><text:s/></text:span><text:span text:style-name="T196_15">below</text:span><text:span text:style-name="T196_16">.</text:span></text:p>
          </table:table-cell>
        </table:table-row>
        <table:table-row table:style-name="Row33">
          <table:table-cell table:style-name="Cell33">
            <text:p text:style-name="P197"/>
            <text:p text:style-name="P198"><text:span text:style-name="T198_1">Answer</text:span></text:p>
          </table:table-cell>
        </table:table-row>
        <table:table-row table:style-name="Row34">
          <table:table-cell table:style-name="Cell34">
            <text:p text:style-name="P199"/>
            <text:p text:style-name="P200"/>
            <text:p text:style-name="P201"/>
          </table:table-cell>
        </table:table-row>
      </table:table>
      <text:p text:style-name="P202"/>
      <text:p text:style-name="P20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